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125" officeooo:paragraph-rsid="00060125"/>
    </style:style>
    <style:style style:name="P2" style:family="paragraph" style:parent-style-name="Standard">
      <style:paragraph-properties fo:text-align="end" style:justify-single-word="false"/>
      <style:text-properties officeooo:rsid="00060125" officeooo:paragraph-rsid="00060125"/>
    </style:style>
    <style:style style:name="P3" style:family="paragraph" style:parent-style-name="Standard">
      <style:paragraph-properties fo:text-align="start" style:justify-single-word="false"/>
      <style:text-properties officeooo:rsid="00060125" officeooo:paragraph-rsid="00060125"/>
    </style:style>
    <style:style style:name="T1" style:family="text">
      <style:text-properties officeooo:rsid="0007a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졸업논문 작성 타임라인</text:p>
      <text:p text:style-name="P2"/>
      <text:p text:style-name="P2">2022.02.18</text:p>
      <text:p text:style-name="P2">정대용</text:p>
      <text:p text:style-name="P2"/>
      <text:p text:style-name="P3"/>
      <text:p text:style-name="P3"/>
      <text:p text:style-name="P3">계획</text:p>
      <text:p text:style-name="P3"/>
      <text:p text:style-name="P3"><text:tab/>(1)개요, 목차 작성 (2)서론 작성 (3)이론적 배경 작성 (4)연구 및 실험방법 작성 (5)실험 결과 및 분석 작성 (6)결론 작성</text:p>
      <text:p text:style-name="P3"><text:tab/>이렇게 6단계로 나누어 진행할 예정입니다. 이와 같이 나눈 이유는, 제가 읽었던 대부분의 NLP 분야 논문들이 위와 같은 흐름으로 진행되었기 때문입니다.</text:p>
      <text:p text:style-name="P3"><text:tab/>이미 컴퓨터공학부 논문을 작성하며 대략 “어떤 내용을 써야겠다”라고 생각해 둔 것들이 있기 때문에 조금 빠듯하더라도 매주 2단계씩을 완성할 수 있을 것이라 생각합니다. 3주 내로 작성을 완료하고, 그로부터 2주 동안 추가적으로 교수님의 피드백에 따라 퇴고, 수정할 계획입니다. 매주 작성한 내용을 수요일마다 교수님께 보고하고자 합니다.</text:p>
      <text:p text:style-name="P3"/>
      <text:p text:style-name="P3"/>
      <text:p text:style-name="P3">세부 계획</text:p>
      <text:p text:style-name="P3"/>
      <text:p text:style-name="P3"><text:tab/>02.23까지 : 개요 및 목차 작성 / 서론 작성</text:p>
      <text:p text:style-name="P3"><text:tab/>03.02까지 : 이론적 배경 작성 / 연구 및 실험방법 작성</text:p>
      <text:p text:style-name="P3"><text:tab/>03.09까지 : 실험 결과 및 분석 / 결론 작성</text:p>
      <text:p text:style-name="P3"><text:tab/><text:span text:style-name="T1">03.16까지 : 퇴고 (1)</text:span></text:p>
      <text:p text:style-name="P3"><text:tab/><text:span text:style-name="T1">03.23까지 : 퇴고 (2)</text:span></text:p>
      <text:p text:style-name="P3"/>
      <text:p text:style-name="P3"><text:tab/>이렇게 진행할 계획이며, 작성한 내용은 곧바로 교수님께 올릴 예정입니다. 교수님께서 만약 내용과 방향에 대해 피드백을 주시면 곧바로 해당 부분도 반영하여 다음 주까지 작성하여 올리겠습니다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2:14:39.954295800</meta:creation-date>
    <dc:date>2022-02-18T12:32:42.277377014</dc:date>
    <meta:editing-duration>PT3M1S</meta:editing-duration>
    <meta:editing-cycles>1</meta:editing-cycles>
    <meta:document-statistic meta:table-count="0" meta:image-count="0" meta:object-count="0" meta:page-count="1" meta:paragraph-count="14" meta:word-count="424" meta:character-count="616" meta:non-whitespace-character-count="471"/>
    <meta:generator>LibreOffice/6.4.7.2$Linux_X86_64 LibreOffice_project/40$Build-2</meta:generator>
  </office:meta>
</office:document-meta>
</file>